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Standard" style:list-style-name="L6">
      <style:paragraph-properties fo:text-align="justify" style:justify-single-word="false"/>
    </style:style>
    <style:style style:name="P8" style:family="paragraph" style:parent-style-name="Standard">
      <style:paragraph-properties fo:text-align="justify" style:justify-single-word="false"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upció:</text:p>
      <text:p text:style-name="P1">Definició:</text:p>
      <text:list xml:id="list5885587231791148538" text:style-name="L3">
        <text:list-item>
          <text:p text:style-name="P4">Forma unitaria pluriforma (Referencia Rick y Morti/Mente Enjambre)</text:p>
        </text:list-item>
      </text:list>
      <text:p text:style-name="P1">Motivació:</text:p>
      <text:list xml:id="list4078111943934347480" text:style-name="L1">
        <text:list-item>
          <text:p text:style-name="P2">Expandir-se tan ràpid i de forma tan estable com sigui possible</text:p>
        </text:list-item>
      </text:list>
      <text:p text:style-name="P1">Preferències:</text:p>
      <text:list xml:id="list3599829511692028136" text:style-name="L2">
        <text:list-item>
          <text:p text:style-name="P3">Anomalus</text:p>
        </text:list-item>
        <text:list-item>
          <text:p text:style-name="P3">Cossos que tinguin capacitat de crear societat que evolucioni</text:p>
        </text:list-item>
        <text:list-item>
          <text:p text:style-name="P3">Paràsits que puguin infectar els cossos prèviament descrits</text:p>
          <text:p text:style-name="P3"/>
        </text:list-item>
      </text:list>
      <text:p text:style-name="P1">Forma de funcionar:</text:p>
      <text:p text:style-name="P1">Un cop infecten un cos per passar desapercebuts fins que aconsegueixen infectar tot el seu entorn, moment en el cual usen al esser inicial com a base en el cual li donen més poder però també és fan molt més visibles. Conforme més anells progressius socials tenen infectats, més poder tenen, de forma que cuanta més gent aconsegueixen infectar, més ràpid i fàcil poden infectar a més gent i estructurar-se i organitzar-se de forma més eficient.</text:p>
      <text:p text:style-name="P1"/>
      <text:p text:style-name="P1">Com van anar al passat?</text:p>
      <text:p text:style-name="P1">La guerra contra el Anomalos passará d'aqui molt, en aquesta guerra, un del últims infectats aconsegueix en un acte Suicida/Heroic/Valentía/Whatev infectar un anomálo que té la tecnologia per viatjar en el temps i anar al passat per començar a corrompra abans de que existeixin els Anomales com a entitat per arribar al nostre present de forma desenvolupada. Un cop al passat infecten principalment a Anomalus per evitar que es formi un grup d'ells</text:p>
      <text:p text:style-name="P1"/>
      <text:p text:style-name="P1">Caracter dels infectats:</text:p>
      <text:p text:style-name="P1">Legal – Bo/Neutre/Dolent</text:p>
      <text:p text:style-name="P1">Tenen molt clar que necessiten una estructura molt definida per poder avançar com a societat i establir-se. Han perdut la guerra en el futur i han apres dels seus errors, saben contejar molt bé els cercles socials i delimitarlos també per poder avançar de forma estructurada.</text:p>
      <text:p text:style-name="P1"/>
      <text:p text:style-name="P1">Els que tenen carácter bo només ho volen fer per ajudar a les altres societats a progressar com ells sota el lema “Si no puedes con ellos unete a ellos”</text:p>
      <text:p text:style-name="P1">Els que son Neutrals solament estan allà i els és igual la resta del mon, només volen complir el seu objectiu sota les normes que imparteix la mente enjambre</text:p>
      <text:p text:style-name="P1">Els que son Malvats només volen veure la destrucció dels demés de forma que afegir-los a la colmena o matar-los e ya els hi dona exactament igual</text:p>
      <text:p text:style-name="P8">Anomalos:</text:p>
      <text:p text:style-name="P1">Definició:</text:p>
      <text:list xml:id="list8602136502344929945" text:style-name="L4">
        <text:list-item>
          <text:p text:style-name="P5">Persones amb capacitats per sentir i interactuar amb les anomalies temporals i espaials</text:p>
        </text:list-item>
      </text:list>
      <text:p text:style-name="P1">Motivació:</text:p>
      <text:list xml:id="list6490805242559236411" text:style-name="L5">
        <text:list-item>
          <text:p text:style-name="P6">Tancar totes les anomalies espaials, que senten de forma instintiva i és el mateix instint el que els motiva a fer-ho</text:p>
        </text:list-item>
      </text:list>
      <text:p text:style-name="P1">Forma de tancar Anomalies:</text:p>
      <text:list xml:id="list4504808096352131019" text:style-name="L6">
        <text:list-item>
          <text:p text:style-name="P7">Corregint tots els errors solucionant els problemes fins que la linia temporal o espaial queda “com abans”</text:p>
        </text:list-item>
        <text:list-item>
          <text:p text:style-name="P7">Matant o Destruint tot allò que surt de la norma fins que la linia torna al seu lloc</text:p>
        </text:list-item>
      </text:list>
      <text:p text:style-name="P1"/>
      <text:p text:style-name="P1">Forma de funcionar:</text:p>
      <text:p text:style-name="P1">En algun moment la raça humana es va adonar que existien anomalies en l'espai a través de l'estudi de la física. Temps després un astronauta va tenir la necessitat imperiosa de fer moltes coses al voltant d'una d'aquestes anomalies fins que els radars van deixar de detectar aquesta anomalia. Es va aestudiar a la persona fins que van trobar un patró que es repetia en molt poques persones que compartien geneticament una variant molt rara. Quan es troba una d'aquestes persones se l'ensenya entrenament militar bàsic i després se la deixa fer lliure per que tanqui les anomalies, ja que funcionen purament per instint. Tenen un codi de conducta sota el que s'escuden sempre, però en general són bastant almas libres.</text:p>
      <text:p text:style-name="P1">Extra trait: Solen ser persones que acaben destacant molt o fent grans coses per la societat de forma directa o indirecta</text:p>
      <text:p text:style-name="P1"/>
      <text:p text:style-name="P1">Com van anar al passat?</text:p>
      <text:p text:style-name="P1">Anomalos del futur han hagut de venir algun cop a matar anomales del present. Aprofitant el viatge van deixar tecnologia futura per poder millorar la tecnologia del seu futur. Realment no hi ha hagut una gran descobriment o no se sap en quina linia temporal va passar, el que sí se sap es que no ha generat una anomalia i que per tant algú sap canviar les linies temporals sense fer “saltar les alarmes”</text:p>
      <text:p text:style-name="P1"/>
      <text:p text:style-name="P1">Caracter dels anomalos:</text:p>
      <text:p text:style-name="P1">Caotic – Bo/Neutral/Malo</text:p>
      <text:p text:style-name="P1">Son persones que tot i no ser entrenades comparteixen un carácter instintiu per sobre del reste de coses. Alguns ho intenten tapar amb compresió o inteligencia i demés, però hi ha un patró que els sol definir sobre les “corazonadas”</text:p>
      <text:p text:style-name="P1"/>
      <text:p text:style-name="P1">Els que son Bons sempre intenten arreglar les coses a través de remediar els errors veient els problemes i solucionant-los com si res hagués passat</text:p>
      <text:p text:style-name="P1">Els que son neutrals simplement solucionen aquells problemes mínims i estrictament necessaris per tancar anomalies “el que els demana l'instint” i després suden de les consecuencies</text:p>
      <text:p text:style-name="P1">Els que son Malignes arreglen les coses a través de fer pagar aquells que les han creat fent que el castig trenqui la anomalia. Deixen que els seus instints es taquin amb rabia (referencies al lado oscuro de la fuer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i Galaso</meta:initial-creator>
    <meta:creation-date>2021-09-06T20:56:07.68</meta:creation-date>
    <meta:document-statistic meta:table-count="0" meta:image-count="0" meta:object-count="0" meta:page-count="2" meta:paragraph-count="38" meta:word-count="782" meta:character-count="4576"/>
    <dc:date>2021-09-06T22:01:18.31</dc:date>
    <dc:creator>Jordi Galaso</dc:creator>
    <meta:editing-duration>PT19M29S</meta:editing-duration>
    <meta:editing-cycles>1</meta:editing-cycles>
    <meta:generator>OpenOffice/4.1.6$Win32 OpenOffice.org_project/416m1$Build-9790</meta:generator>
  </office:meta>
</office:document-meta>
</file>